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6389in" style:rel-column-width="24973*"/>
    </style:style>
    <style:style style:name="Table1.B" style:family="table-column">
      <style:table-column-properties style:column-width="1.9778in" style:rel-column-width="18716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6389in" style:rel-column-width="24973*"/>
    </style:style>
    <style:style style:name="Table3.B" style:family="table-column">
      <style:table-column-properties style:column-width="1.9778in" style:rel-column-width="18716*"/>
    </style:style>
    <style:style style:name="Table3.C" style:family="table-column">
      <style:table-column-properties style:column-width="2.3083in" style:rel-column-width="21846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2" style:family="table-cell">
      <style:table-cell-properties fo:padding="0.0382in" fo:border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6389in" style:rel-column-width="24973*"/>
    </style:style>
    <style:style style:name="Table9.B" style:family="table-column">
      <style:table-column-properties style:column-width="1.9778in" style:rel-column-width="18716*"/>
    </style:style>
    <style:style style:name="Table9.C" style:family="table-column">
      <style:table-column-properties style:column-width="2.3083in" style:rel-column-width="21846*"/>
    </style:style>
    <style:style style:name="Table9.A1" style:family="table-cell">
      <style:table-cell-properties fo:padding="0.0382in" fo:border="none"/>
    </style:style>
    <style:style style:name="Table9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2" style:family="table-cell">
      <style:table-cell-properties fo:padding="0.0382in" fo:border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9382in" style:rel-column-width="2791*"/>
    </style:style>
    <style:style style:name="Table2.B" style:family="table-column">
      <style:table-column-properties style:column-width="2.6778in" style:rel-column-width="3856*"/>
    </style:style>
    <style:style style:name="Table2.C" style:family="table-column">
      <style:table-column-properties style:column-width="2.309in" style:rel-column-width="3325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382in" style:rel-column-width="2791*"/>
    </style:style>
    <style:style style:name="Table4.B" style:family="table-column">
      <style:table-column-properties style:column-width="2.6778in" style:rel-column-width="3856*"/>
    </style:style>
    <style:style style:name="Table4.C" style:family="table-column">
      <style:table-column-properties style:column-width="2.309in" style:rel-column-width="3325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26e23" officeooo:paragraph-rsid="00126e2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paragraph-rsid="00213ff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213ff6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88af6" officeooo:paragraph-rsid="00188af6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213ff6" officeooo:paragraph-rsid="00213ff6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22b873" officeooo:paragraph-rsid="0022b873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240733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188af6" officeooo:paragraph-rsid="00240733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rsid="00240733" officeooo:paragraph-rsid="0024073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240733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213ff6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240733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T1" style:family="text">
      <style:text-properties officeooo:rsid="001195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733" style:font-weight-asian="bold" style:font-weight-complex="bold"/>
    </style:style>
    <style:style style:name="T4" style:family="text">
      <style:text-properties officeooo:rsid="001a628d"/>
    </style:style>
    <style:style style:name="T5" style:family="text">
      <style:text-properties officeooo:rsid="00240733"/>
    </style:style>
    <style:style style:name="T6" style:family="text">
      <style:text-properties officeooo:rsid="00260f73"/>
    </style:style>
    <style:style style:name="T7" style:family="text">
      <style:text-properties officeooo:rsid="0026c7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sic and Memory Project –<text:span text:style-name="T5"> Older Adults</text:span></text:p>
      <text:p text:style-name="P1">Subject ID: ______________ Group: ______</text:p>
      <text:p text:style-name="P3"/>
      <text:p text:style-name="P8">Pre-Sc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Completed?</text:p>
          </table:table-cell>
          <table:table-cell table:style-name="Table1.A1" office:value-type="string">
            <text:p text:style-name="P9">Date: _______________</text:p>
          </table:table-cell>
        </table:table-row>
        <table:table-row>
          <table:table-cell table:style-name="Table1.A2" office:value-type="string">
            <text:p text:style-name="P9">LOI &amp; Consent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3">Session length: </text:p>
          </table:table-cell>
        </table:table-row>
        <table:table-row>
          <table:table-cell table:style-name="Table1.A3" office:value-type="string">
            <text:p text:style-name="P9">Demographic Questionnaire</text:p>
          </table:table-cell>
          <table:table-cell table:style-name="Table1.B3" office:value-type="string">
            <text:p text:style-name="P10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3" office:value-type="string">
            <text:p text:style-name="P9">Lyric modification FULL SET</text:p>
          </table:table-cell>
          <table:table-cell table:style-name="Table1.B3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<text:span text:style-name="T2">Scan Session 1</text:span> </text:p>
          </table:table-cell>
          <table:table-cell table:style-name="Table2.A1" office:value-type="string">
            <text:p text:style-name="P18"><text:span text:style-name="T1">Session length</text:span>: _____________</text:p>
          </table:table-cell>
          <table:table-cell table:style-name="Table2.A1" office:value-type="string">
            <text:p text:style-name="P18">Date: _______________</text:p>
          </table:table-cell>
        </table:table-row>
      </table:table>
      <text:p text:style-name="P7"/>
      <text:p text:style-name="P7">BOLD Scan Order: __________ ISS Scan Order:_________________________</text:p>
      <text:p text:style-name="P4"/>
      <text:p text:style-name="P8">Lab Sess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Completed?</text:p>
          </table:table-cell>
          <table:table-cell table:style-name="Table3.A1" office:value-type="string">
            <text:p text:style-name="P9">Date: _______________</text:p>
          </table:table-cell>
        </table:table-row>
        <table:table-row>
          <table:table-cell table:style-name="Table3.A2" office:value-type="string">
            <text:p text:style-name="P9">Listen to each song</text:p>
          </table:table-cell>
          <table:table-cell table:style-name="Table3.B2" office:value-type="string">
            <text:p text:style-name="P11"/>
          </table:table-cell>
          <table:table-cell table:style-name="Table3.A1" office:value-type="string">
            <text:p text:style-name="P13">Session length: </text:p>
          </table:table-cell>
        </table:table-row>
        <table:table-row>
          <table:table-cell table:style-name="Table3.A3" office:value-type="string">
            <text:p text:style-name="P9">Associations form</text:p>
          </table:table-cell>
          <table:table-cell table:style-name="Table3.B3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8">GMSI –<text:span text:style-name="T5"> questionnaire </text:span></text:p>
          </table:table-cell>
          <table:table-cell table:style-name="Table3.B3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8">GMSI – melodic memory</text:p>
          </table:table-cell>
          <table:table-cell table:style-name="Table3.B3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8">GMSI – <text:span text:style-name="T5">b</text:span>eat perception</text:p>
          </table:table-cell>
          <table:table-cell table:style-name="Table3.B3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20">Lyric Orientation <text:span text:style-name="T4">Questionnaire</text:span></text:p>
          </table:table-cell>
          <table:table-cell table:style-name="Table3.B3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8">Lyric modification <text:span text:style-name="T5">FULL SET</text:span></text:p>
          </table:table-cell>
          <table:table-cell table:style-name="Table3.B3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21">CBS</text:p>
          </table:table-cell>
          <table:table-cell table:style-name="Table3.B3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<text:span text:style-name="T2">Scan Session </text:span><text:span text:style-name="T3">2</text:span></text:p>
          </table:table-cell>
          <table:table-cell table:style-name="Table4.A1" office:value-type="string">
            <text:p text:style-name="P18"><text:span text:style-name="T1">Session length</text:span>: _____________</text:p>
          </table:table-cell>
          <table:table-cell table:style-name="Table4.A1" office:value-type="string">
            <text:p text:style-name="P18">Date: _______________</text:p>
          </table:table-cell>
        </table:table-row>
      </table:table>
      <text:p text:style-name="P26"/>
      <text:p text:style-name="P26">BOLD Scan Order: __________ ISS Scan Order:_________________________</text:p>
      <text:p text:style-name="P4"/>
      <text:p text:style-name="P8">Post-sca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>Completed?</text:p>
          </table:table-cell>
          <table:table-cell table:style-name="Table9.A1" office:value-type="string">
            <text:p text:style-name="P9">Date: _______________</text:p>
          </table:table-cell>
        </table:table-row>
        <table:table-row>
          <table:table-cell table:style-name="Table9.A2" office:value-type="string">
            <text:p text:style-name="P9">Preference ratings</text:p>
          </table:table-cell>
          <table:table-cell table:style-name="Table9.B2" office:value-type="string">
            <text:p text:style-name="P11"/>
          </table:table-cell>
          <table:table-cell table:style-name="Table9.A1" office:value-type="string">
            <text:p text:style-name="P13">Session length: </text:p>
          </table:table-cell>
        </table:table-row>
        <table:table-row>
          <table:table-cell table:style-name="Table9.A3" office:value-type="string">
            <text:p text:style-name="P9">Lyric modification FULL SET</text:p>
          </table:table-cell>
          <table:table-cell table:style-name="Table9.B3" office:value-type="string">
            <text:p text:style-name="P11"/>
          </table:table-cell>
          <table:table-cell table:style-name="Table9.A1" office:value-type="string">
            <text:p text:style-name="P11"/>
          </table:table-cell>
        </table:table-row>
        <table:table-row>
          <table:table-cell table:style-name="Table9.A3" office:value-type="string">
            <text:p text:style-name="P9">Old vs New melody test</text:p>
          </table:table-cell>
          <table:table-cell table:style-name="Table9.B3" office:value-type="string">
            <text:p text:style-name="P11"/>
          </table:table-cell>
          <table:table-cell table:style-name="Table9.A1" office:value-type="string">
            <text:p text:style-name="P11"/>
          </table:table-cell>
        </table:table-row>
      </table:table>
      <text:p text:style-name="P24"/>
      <text:p text:style-name="P5">Total scanning session time: ____________ x 25$/hour = $_________</text:p>
      <text:p text:style-name="P5"/>
      <text:p text:style-name="P5">Total behavioural session time: _____________ x $10/1.5hour = $__________</text:p>
      <text:p text:style-name="P6"/>
      <text:p text:style-name="P6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8-06-26T16:11:37.198709602</dc:date>
    <meta:editing-duration>PT1H22M34S</meta:editing-duration>
    <meta:editing-cycles>25</meta:editing-cycles>
    <meta:generator>LibreOffice/5.3.7.2$MacOSX_X86_64 LibreOffice_project/6b8ed514a9f8b44d37a1b96673cbbdd077e24059</meta:generator>
    <dc:creator>A Sternin</dc:creator>
    <meta:document-statistic meta:table-count="5" meta:image-count="0" meta:object-count="0" meta:page-count="1" meta:paragraph-count="39" meta:word-count="121" meta:character-count="950" meta:non-whitespace-character-count="859"/>
  </office:meta>
</office:document-meta>
</file>